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Tests.andThenWhenGivenANullConverterThen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Tests.andThenCanConvertfromDifferent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erTests.andThenWhenGivenConverterThenCompose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erTests.andThenCanConvertToDifferent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